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1BE38A0B4480B4FE32F.png" manifest:media-type="image/png"/>
  <manifest:file-entry manifest:full-path="Pictures/10000201000001C10000016DE33A8B1A53FCF4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6c9" officeooo:paragraph-rsid="001306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NG 1 </text:p>
      <text:p text:style-name="P1"/>
      <text:p text:style-name="P1"/>
      <text:p text:style-name="P1"><draw:frame draw:style-name="fr2" draw:name="Image1" text:anchor-type="char" svg:width="11.88cm" svg:height="9.657cm" draw:z-index="0"><draw:image xlink:href="Pictures/10000201000001C10000016DE33A8B1A53FCF4CD.png" xlink:type="simple" xlink:show="embed" xlink:actuate="onLoad" loext:mime-type="image/png"/></draw:frame>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NG 2</text:p>
      <text:p text:style-name="P1"/>
      <text:p text:style-name="P1"><draw:frame draw:style-name="fr1" draw:name="Image2" text:anchor-type="char" svg:width="17cm" svg:height="9.694cm" draw:z-index="1"><draw:image xlink:href="Pictures/100002010000030E000001BE38A0B4480B4FE3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4T17:12:29.214653081</meta:creation-date>
    <dc:date>2023-01-14T17:14:23.769559844</dc:date>
    <meta:editing-duration>PT1M55S</meta:editing-duration>
    <meta:editing-cycles>1</meta:editing-cycles>
    <meta:document-statistic meta:table-count="0" meta:image-count="2" meta:object-count="0" meta:page-count="1" meta:paragraph-count="3" meta:word-count="5" meta:character-count="12" meta:non-whitespace-character-count="9"/>
    <meta:generator>LibreOffice/6.4.7.2$Linux_X86_64 LibreOffice_project/40$Build-2</meta:generator>
  </office:meta>
</office:document-meta>
</file>